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ruda" svg:font-family="Garud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1d41a" draw:textarea-horizontal-align="justify" draw:textarea-vertical-align="middle" draw:auto-grow-height="false" fo:min-height="1.973cm" fo:min-width="1.722cm"/>
      <style:paragraph-properties style:writing-mode="lr-tb"/>
    </style:style>
    <style:style style:name="gr2" style:family="graphic" style:parent-style-name="objectwithoutfill">
      <style:graphic-properties draw:stroke="dash" draw:stroke-dash="Long_20_Dash" svg:stroke-color="#999999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94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29cm"/>
      <style:paragraph-properties style:writing-mode="lr-tb"/>
    </style:style>
    <style:style style:name="gr6" style:family="graphic" style:parent-style-name="standard">
      <style:graphic-properties svg:stroke-color="#000000" draw:fill-color="#481d32" draw:textarea-horizontal-align="justify" draw:textarea-vertical-align="middle" draw:auto-grow-height="false" fo:min-height="0.896cm" fo:min-width="10.489cm"/>
      <style:paragraph-properties style:writing-mode="lr-tb"/>
    </style:style>
    <style:style style:name="gr7" style:family="graphic" style:parent-style-name="standard">
      <style:graphic-properties svg:stroke-color="#000000" draw:fill-color="#a1467e" draw:textarea-horizontal-align="justify" draw:textarea-vertical-align="middle" draw:auto-grow-height="false" fo:min-height="0.896cm" fo:min-width="1.59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  <style:text-properties style:font-name="Garuda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b2b2b2" loext:opacity="100%" style:font-name="Garuda" fo:font-size="14pt"/>
    </style:style>
    <style:style style:name="P6" style:family="paragraph">
      <loext:graphic-properties draw:fill-color="#481d32"/>
      <style:paragraph-properties fo:text-align="center"/>
      <style:text-properties fo:color="#ffffff" loext:opacity="100%" style:font-name="Garuda"/>
    </style:style>
    <style:style style:name="P7" style:family="paragraph">
      <style:paragraph-properties fo:text-align="center"/>
      <style:text-properties fo:color="#ffffff" loext:opacity="100%"/>
    </style:style>
    <style:style style:name="P8" style:family="paragraph">
      <loext:graphic-properties draw:fill-color="#a1467e"/>
      <style:paragraph-properties fo:text-align="center"/>
      <style:text-properties fo:color="#ffffff" loext:opacity="100%" style:font-name="Garuda"/>
    </style:style>
    <style:style style:name="P9" style:family="paragraph">
      <style:paragraph-properties fo:text-align="center"/>
      <style:text-properties fo:color="#ffffff" loext:opacity="100%" style:font-name="Garuda"/>
    </style:style>
    <style:style style:name="T1" style:family="text">
      <style:text-properties style:font-name="Garuda"/>
    </style:style>
    <style:style style:name="T2" style:family="text">
      <style:text-properties fo:color="#b2b2b2" loext:opacity="100%" style:font-name="Garuda" fo:font-size="14pt"/>
    </style:style>
    <style:style style:name="T3" style:family="text">
      <style:text-properties fo:color="#ffffff" loext:opacity="100%" style:font-name="Garud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22cm" svg:height="2.223cm" svg:x="2.64cm" svg:y="10.20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222cm" svg:height="2.223cm" svg:x="5.64cm" svg:y="10.20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222cm" svg:height="2.223cm" svg:x="8.64cm" svg:y="10.20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222cm" svg:height="2.223cm" svg:x="11.64cm" svg:y="10.204cm">
          <text:p text:style-name="P1">3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13.7cm" svg:y1="10.124cm" svg:x2="15.287cm" svg:y2="9.172cm">
          <text:p/>
        </draw:line>
        <draw:frame draw:style-name="gr3" draw:text-style-name="P5" draw:layer="layout" svg:width="3.813cm" svg:height="1.353cm" svg:x="15.287cm" svg:y="8.537cm">
          <draw:text-box>
            <text:p><text:span text:style-name="T2">Hilo</text:span></text:p>
          </draw:text-box>
        </draw:frame>
        <draw:line draw:style-name="gr2" draw:text-style-name="P4" draw:layer="layout" svg:x1="13.7cm" svg:y1="12.825cm" svg:x2="15.287cm" svg:y2="11.873cm">
          <text:p/>
        </draw:line>
        <draw:frame draw:style-name="gr4" draw:text-style-name="P5" draw:layer="layout" svg:width="4.298cm" svg:height="1.192cm" svg:x="15.287cm" svg:y="11.238cm">
          <draw:text-box>
            <text:p><text:span text:style-name="T2">Datos privados</text:span></text:p>
          </draw:text-box>
        </draw:frame>
        <draw:line draw:style-name="gr2" draw:text-style-name="P4" draw:layer="layout" svg:x1="13.7cm" svg:y1="14.325cm" svg:x2="15.287cm" svg:y2="13.373cm">
          <text:p/>
        </draw:line>
        <draw:frame draw:style-name="gr5" draw:text-style-name="P5" draw:layer="layout" svg:width="4.713cm" svg:height="1.379cm" svg:x="15.287cm" svg:y="12.738cm">
          <draw:text-box>
            <text:p><text:span text:style-name="T2">Datos compartidos</text:span></text:p>
          </draw:text-box>
        </draw:frame>
        <draw:custom-shape draw:style-name="gr6" draw:text-style-name="P6" draw:layer="layout" svg:width="11.113cm" svg:height="1.27cm" svg:x="2.587cm" svg:y="14.34cm">
          <text:p text:style-name="P1"><text:span text:style-name="T3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2.223cm" svg:height="1.27cm" svg:x="2.587cm" svg:y="12.747cm">
          <text:p text:style-name="P7"><text:span text:style-name="T3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2.223cm" svg:height="1.27cm" svg:x="5.587cm" svg:y="12.748cm">
          <text:p text:style-name="P9"><text:span text:style-name="T3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2.223cm" svg:height="1.27cm" svg:x="8.587cm" svg:y="12.749cm">
          <text:p text:style-name="P7"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2.223cm" svg:height="1.27cm" svg:x="11.587cm" svg:y="12.75cm">
          <text:p text:style-name="P7"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ruda" svg:font-family="Garud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8T21:31:07.456425768</meta:creation-date>
    <dc:date>2021-12-08T21:45:04.690354795</dc:date>
    <meta:editing-duration>PT13M57S</meta:editing-duration>
    <meta:editing-cycles>1</meta:editing-cycles>
    <meta:document-statistic meta:object-count="15"/>
    <meta:generator>LibreOffice/7.0.2.2$Linux_X86_64 LibreOffice_project/00$Build-2</meta:generator>
  </office:meta>
</office:document-meta>
</file>